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5.99pt"/>
    </style:style>
    <style:style style:name="co3" style:family="table-column">
      <style:table-column-properties fo:break-before="auto" style:column-width="243.16pt"/>
    </style:style>
    <style:style style:name="co4" style:family="table-column">
      <style:table-column-properties fo:break-before="auto" style:column-width="460.4pt"/>
    </style:style>
    <style:style style:name="co5" style:family="table-column">
      <style:table-column-properties fo:break-before="auto" style:column-width="994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ro3" style:family="table-row">
      <style:table-row-properties style:row-height="90.99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14.16pt" fo:break-before="auto" style:use-optimal-row-height="true"/>
    </style:style>
    <style:style style:name="ro7" style:family="table-row">
      <style:table-row-properties style:row-height="180.54pt" fo:break-before="auto" style:use-optimal-row-height="true"/>
    </style:style>
    <style:style style:name="ro8" style:family="table-row">
      <style:table-row-properties style:row-height="102.19pt" fo:break-before="auto" style:use-optimal-row-height="true"/>
    </style:style>
    <style:style style:name="ro9" style:family="table-row">
      <style:table-row-properties style:row-height="79.85pt" fo:break-before="auto" style:use-optimal-row-height="true"/>
    </style:style>
    <style:style style:name="ro10" style:family="table-row">
      <style:table-row-properties style:row-height="113.41pt" fo:break-before="auto" style:use-optimal-row-height="true"/>
    </style:style>
    <style:style style:name="ro11" style:family="table-row">
      <style:table-row-properties style:row-height="124.21pt" fo:break-before="auto" style:use-optimal-row-height="true"/>
    </style:style>
    <style:style style:name="ro12" style:family="table-row">
      <style:table-row-properties style:row-height="57.46pt" fo:break-before="auto" style:use-optimal-row-height="true"/>
    </style:style>
    <style:style style:name="ro13" style:family="table-row">
      <style:table-row-properties style:row-height="135.81pt" fo:break-before="auto" style:use-optimal-row-height="true"/>
    </style:style>
    <style:style style:name="ro14" style:family="table-row">
      <style:table-row-properties style:row-height="158.2pt" fo:break-before="auto" style:use-optimal-row-height="true"/>
    </style:style>
    <style:style style:name="ro15" style:family="table-row">
      <style:table-row-properties style:row-height="147pt" fo:break-before="auto" style:use-optimal-row-height="true"/>
    </style:style>
    <style:style style:name="ro16" style:family="table-row">
      <style:table-row-properties style:row-height="169.4pt" fo:break-before="auto" style:use-optimal-row-height="true"/>
    </style:style>
    <style:style style:name="ro17" style:family="table-row">
      <style:table-row-properties style:row-height="270.1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3" style:family="table-cell" style:parent-style-name="Default">
      <style:table-cell-properties fo:background-color="#2a6099" style:text-align-source="fix" style:repeat-content="false" fo:border="0.99pt solid #b2b2b2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99pt solid #b2b2b2" style:vertical-align="middle"/>
      <style:paragraph-properties fo:text-align="center"/>
    </style:style>
    <style:style style:name="ce4" style:family="table-cell" style:parent-style-name="Default">
      <style:table-cell-properties fo:border="0.99pt solid #b2b2b2"/>
    </style:style>
    <style:style style:name="ce5" style:family="table-cell" style:parent-style-name="Default">
      <style:table-cell-properties fo:background-color="#2a6099" style:text-align-source="fix" style:repeat-content="false" fo:border="0.99pt solid #b2b2b2" style:vertical-align="middle"/>
      <style:paragraph-properties fo:text-align="start" fo:margin-left="0pt"/>
      <style:text-properties fo:color="#ffffff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pt"/>
      <style:text-properties fo:color="#ffffff"/>
    </style:style>
    <style:style style:name="ce20" style:family="table-cell" style:parent-style-name="Default">
      <style:table-cell-properties fo:background-color="#2a6099" style:text-align-source="fix" style:repeat-content="false" fo:border="0.99pt solid #b2b2b2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order="0.99pt solid #b2b2b2"/>
    </style:style>
    <style:style style:name="ce8" style:family="table-cell" style:parent-style-name="Default">
      <style:table-cell-properties fo:background-color="#2a6099" fo:border="0.99pt solid #b2b2b2"/>
      <style:text-properties fo:color="#ffffff"/>
    </style:style>
    <style:style style:name="ce9" style:family="table-cell" style:parent-style-name="Default">
      <style:table-cell-properties fo:background-color="#2a6099" style:text-align-source="fix" style:repeat-content="false" fo:border="0.99pt solid #b2b2b2"/>
      <style:paragraph-properties fo:text-align="start" fo:margin-left="0pt"/>
      <style:text-properties fo:color="#ffffff"/>
    </style:style>
    <style:style style:name="ce24" style:family="table-cell" style:parent-style-name="Default">
      <style:table-cell-properties fo:background-color="#2a6099"/>
      <style:text-properties fo:color="#ffffff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99pt solid #b2b2b2"/>
      <style:paragraph-properties fo:text-align="center" fo:margin-left="0pt"/>
    </style:style>
    <style:style style:name="ce12" style:family="table-cell" style:parent-style-name="Default">
      <style:table-cell-properties fo:background-color="#2a6099" style:text-align-source="fix" style:repeat-content="false" fo:border="0.99pt solid #b2b2b2"/>
      <style:paragraph-properties fo:text-align="center" fo:margin-left="0pt"/>
      <style:text-properties fo:color="#ffffff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9" style:family="table-cell" style:parent-style-name="Default">
      <style:table-cell-properties fo:background-color="#2a6099" style:text-align-source="fix" style:repeat-content="false"/>
      <style:paragraph-properties fo:text-align="center" fo:margin-left="0pt"/>
      <style:text-properties fo:color="#ffffff"/>
    </style:style>
    <style:style style:name="ce30" style:family="table-cell" style:parent-style-name="Default">
      <style:table-cell-properties fo:background-color="#2a6099" style:text-align-source="fix" style:repeat-content="false" fo:border="0.99pt solid #b2b2b2"/>
      <style:paragraph-properties fo:text-align="center" fo:margin-left="0pt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ackground-color="#2a6099" style:text-align-source="fix" style:repeat-content="false" fo:border="0.99pt solid #b2b2b2"/>
      <style:paragraph-properties fo:text-align="end" fo:margin-left="0pt"/>
      <style:text-properties fo:color="#ffffff"/>
    </style:style>
    <style:style style:name="ce32" style:family="table-cell" style:parent-style-name="Default">
      <style:table-cell-properties fo:background-color="#2a6099" fo:wrap-option="wrap" fo:border="0.06pt solid #000000" style:vertical-align="middle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wrap-option="wrap" fo:border="0.06pt solid #000000" style:vertical-align="middl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wrap-option="wrap" style:vertical-align="middl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43">
      <style:table-cell-properties fo:wrap-option="wrap" fo:border="0.06pt solid #000000" style:vertical-align="middl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p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wrap-option="wrap" fo:border="0.06pt solid #000000" style:vertical-align="middle"/>
      <style:text-properties fo:color="#000000" style:font-name="Arial" fo:font-size="10pt" fo:language="pt" fo:country="BR" fo:font-weight="normal" style:font-size-asian="10pt" style:language-asian="ar" style:country-asian="SA" style:font-weight-asian="normal" style:font-name-complex="Calibri1" style:font-size-complex="10pt" style:font-weight-complex="normal"/>
    </style:style>
    <style:style style:name="ce38" style:family="table-cell" style:parent-style-name="Default">
      <style:table-cell-properties fo:wrap-option="wrap" fo:border="0.06pt solid #000000" style:vertical-align="middle"/>
      <style:text-properties fo:color="#000000" style:font-name="Arial" fo:font-size="10pt" fo:language="pt" fo:country="BR" fo:font-weight="normal" style:font-name-asian="Calibri" style:font-size-asian="10pt" style:language-asian="ar" style:country-asian="SA" style:font-weight-asian="normal" style:font-name-complex="Calibri1" style:font-size-complex="10pt" style:language-complex="none" style:country-complex="none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wrap-option="wrap" fo:border="0.06pt solid #000000" style:vertical-align="middle"/>
      <style:text-properties fo:color="#000000" style:font-name="Arial" fo:font-size="10pt" fo:language="pt" fo:country="BR" fo:font-weight="normal" style:font-size-asian="11.5pt" style:language-asian="ar" style:country-asian="SA" style:font-weight-asian="bold" style:font-size-complex="11.5pt" style:font-weight-complex="bold"/>
    </style:style>
    <style:style style:name="ce41" style:family="table-cell" style:parent-style-name="Default" style:data-style-name="N43">
      <style:table-cell-properties fo:wrap-option="wrap" style:vertical-align="middl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fo:color="#ffffff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fo:language="pt" fo:country="BR" style:language-asian="ar" style:country-asian="SA" style:font-name-complex="Calibri" style:font-size-asian="10pt" style:font-size-complex="10pt" style:font-weight-asian="normal" style:font-weight-complex="normal"/>
    </style:style>
    <style:style style:name="T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hi" style:country-complex="IN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none" style:country-complex="none" style:font-name-asian="Calibri" style:font-name-complex="Calibri" style:font-size-asian="12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language="pt" fo:country="BR" style:language-asian="ar" style:country-asian="SA" style:font-name-asian="Calibri" style:font-name-complex="Calibri" style:font-size-asian="12pt" style:font-size-complex="11pt"/>
    </style:style>
    <style:style style:name="T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none" style:country-complex="none" style:font-name-asian="Calibr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hi" style:country-complex="IN" style:font-name-asian="Noto Sans CJK SC Regular" style:font-name-complex="Lohit Devanagari" style:font-size-asian="11.5pt" style:font-size-complex="11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fo:language="pt" fo:country="BR" style:language-asian="ar" style:country-asian="SA" style:font-name-asian="Calibri" style:font-name-complex="Calibri" style:font-size-asian="10pt"/>
    </style:style>
    <style:style style:name="T11" style:family="text">
      <style:text-properties fo:language="pt" fo:country="BR" style:language-asian="ar" style:country-asian="SA" style:font-size-asian="11.5pt" style:font-size-complex="11.5pt" style:font-weight-asian="bold" style:font-weight-complex="bold"/>
    </style:style>
    <style:style style:name="T1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hi" style:country-complex="IN" style:font-name-complex="Lohit Devanagari" style:font-size-asian="11.5pt" style:font-size-complex="11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POSTA_NOVO_BIOTEC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ce10"/>
        <table:table-column table:style-name="co1" table:number-columns-repeated="4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3" office:value-type="string" calcext:value-type="string">
            <text:p>Núcleo</text:p>
          </table:table-cell>
          <table:table-cell table:style-name="ce20" office:value-type="string" calcext:value-type="string">
            <text:p>Disciplinas</text:p>
          </table:table-cell>
          <table:table-cell table:style-name="ce20" office:value-type="string" calcext:value-type="string">
            <text:p>1º ANO</text:p>
          </table:table-cell>
          <table:table-cell table:style-name="ce30" office:value-type="string" calcext:value-type="string">
            <text:p>2º ANO</text:p>
          </table:table-cell>
          <table:table-cell table:style-name="ce30" office:value-type="string" calcext:value-type="string">
            <text:p>3º ANO</text:p>
          </table:table-cell>
          <table:table-cell table:style-name="ce3" office:value-type="string" calcext:value-type="string">
            <text:p>CH TOTAIS</text:p>
          </table:table-cell>
          <table:table-cell table:style-name="ce3" office:value-type="string" calcext:value-type="string">
            <text:p>CH 1º ANO</text:p>
          </table:table-cell>
          <table:table-cell table:number-columns-repeated="2" table:style-name="ce3" office:value-type="string" calcext:value-type="string">
            <text:p>CH 2º ANO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1" table:number-rows-spanned="12">
            <text:p>Básico</text:p>
          </table:table-cell>
          <table:table-cell table:style-name="ce16" office:value-type="string" calcext:value-type="string">
            <text:p>Artes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3:.F3])*27" office:value-type="float" office:value="108" calcext:value-type="float">
            <text:p>108</text:p>
          </table:table-cell>
          <table:table-cell table:style-name="ce2" table:formula="of:=SUM([.D3:.D14])*27" office:value-type="float" office:value="918" calcext:value-type="float" table:number-columns-spanned="1" table:number-rows-spanned="12">
            <text:p>918</text:p>
          </table:table-cell>
          <table:table-cell table:style-name="ce2" table:formula="of:=SUM([.E3:.E14])*27" office:value-type="float" office:value="540" calcext:value-type="float" table:number-columns-spanned="1" table:number-rows-spanned="12">
            <text:p>540</text:p>
          </table:table-cell>
          <table:table-cell table:style-name="ce2" table:formula="of:=SUM([.F3:.F14])*27" office:value-type="float" office:value="432" calcext:value-type="float" table:number-columns-spanned="1" table:number-rows-spanned="12">
            <text:p>432</text:p>
          </table:table-cell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Língua estrangeira - Inglê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table:formula="of:=SUM([.D4:.F4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Educação física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5:.F5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Língua portuguesa, leitura e produção de textos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style-name="ce16" table:formula="of:=SUM([.D6:.F6])*27" office:value-type="float" office:value="324" calcext:value-type="float">
            <text:p>324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Matemática e estatística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6" table:formula="of:=SUM([.D7:.F7])*27" office:value-type="float" office:value="216" calcext:value-type="float">
            <text:p>216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Geografia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6" table:formula="of:=SUM([.D8:.F8])*27" office:value-type="float" office:value="162" calcext:value-type="float">
            <text:p>162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História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6" table:formula="of:=SUM([.D9:.F9])*27" office:value-type="float" office:value="162" calcext:value-type="float">
            <text:p>162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Física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6" table:formula="of:=SUM([.D10:.F10])*27" office:value-type="float" office:value="162" calcext:value-type="float">
            <text:p>162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Química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table:formula="of:=SUM([.D11:.F11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Biologia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table:formula="of:=SUM([.D12:.F12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Filosofia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6" table:formula="of:=SUM([.D13:.F13])*27" office:value-type="float" office:value="162" calcext:value-type="float">
            <text:p>162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Sociologia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6" table:formula="of:=SUM([.D14:.F14])*27" office:value-type="float" office:value="162" calcext:value-type="float">
            <text:p>162</text:p>
          </table:table-cell>
          <table:covered-table-cell table:number-columns-repeated="3" table:style-name="ce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<text:span text:style-name="T1">Carga horária semanal Núcleo </text:span><text:span text:style-name="T2">Básico</text:span></text:p>
          </table:table-cell>
          <table:covered-table-cell table:style-name="ce8"/>
          <table:table-cell table:style-name="ce12" table:formula="of:=SUM([.D3:.D14])" office:value-type="float" office:value="34" calcext:value-type="float">
            <text:p>34</text:p>
          </table:table-cell>
          <table:table-cell table:style-name="ce12" table:formula="of:=SUM([.E3:.E14])" office:value-type="float" office:value="20" calcext:value-type="float">
            <text:p>20</text:p>
          </table:table-cell>
          <table:table-cell table:style-name="ce12" table:formula="of:=SUM([.F3:.F14])" office:value-type="float" office:value="16" calcext:value-type="float">
            <text:p>16</text:p>
          </table:table-cell>
          <table:table-cell table:style-name="ce8" table:formula="of:=SUM([.D15:.F15])*27" office:value-type="float" office:value="1890" calcext:value-type="float">
            <text:p>1890</text:p>
          </table:table-cell>
          <table:table-cell table:style-name="ce8" table:formula="of:=SUM([.H3])" office:value-type="float" office:value="918" calcext:value-type="float">
            <text:p>918</text:p>
          </table:table-cell>
          <table:table-cell table:style-name="ce8" table:formula="of:=SUM([.I3])" office:value-type="float" office:value="540" calcext:value-type="float">
            <text:p>540</text:p>
          </table:table-cell>
          <table:table-cell table:style-name="ce8" table:formula="of:=SUM([.J3])" office:value-type="float" office:value="432" calcext:value-type="float">
            <text:p>432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Politécnico</text:p>
          </table:table-cell>
          <table:table-cell table:style-name="ce16" office:value-type="string" calcext:value-type="string">
            <text:p>Inovação e Tecnlogia da Informação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table:formula="of:=SUM([.D16:.F16])*27" office:value-type="float" office:value="54" calcext:value-type="float">
            <text:p>54</text:p>
          </table:table-cell>
          <table:table-cell table:style-name="ce2" table:formula="of:=SUM([.D16:.D22])*27" office:value-type="float" office:value="108" calcext:value-type="float" table:number-columns-spanned="1" table:number-rows-spanned="7">
            <text:p>108</text:p>
          </table:table-cell>
          <table:table-cell table:style-name="ce2" table:formula="of:=SUM([.E16:.E22])*27" office:value-type="float" office:value="297" calcext:value-type="float" table:number-columns-spanned="1" table:number-rows-spanned="7">
            <text:p>297</text:p>
          </table:table-cell>
          <table:table-cell table:style-name="ce2" table:formula="of:=SUM([.F16:.F22])*27" office:value-type="float" office:value="162" calcext:value-type="float" table:number-columns-spanned="1" table:number-rows-spanned="7">
            <text:p>162</text:p>
          </table:table-cell>
        </table:table-row>
        <table:table-row table:style-name="ro1">
          <table:table-cell/>
          <table:covered-table-cell table:style-name="ce2"/>
          <table:table-cell table:style-name="ce16" office:value-type="string" calcext:value-type="string">
            <text:p>Língua opcional – Espanhol ou LIBRA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6" table:formula="of:=SUM([.D17:.F17])*27" office:value-type="float" office:value="54" calcext:value-type="float">
            <text:p>54</text:p>
          </table:table-cell>
          <table:covered-table-cell table:number-columns-repeated="3" table:style-name="ce2"/>
        </table:table-row>
        <table:table-row table:style-name="ro1">
          <table:table-cell/>
          <table:covered-table-cell table:style-name="ce2"/>
          <table:table-cell table:style-name="ce16" office:value-type="string" calcext:value-type="string">
            <text:p>Fermentaçã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18:.F18])*27" office:value-type="float" office:value="108" calcext:value-type="float">
            <text:p>108</text:p>
          </table:table-cell>
          <table:covered-table-cell table:number-columns-repeated="3" table:style-name="ce2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Bioquímica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19:.F19])*27" office:value-type="float" office:value="81" calcext:value-type="float">
            <text:p>81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Microbiologia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6" table:formula="of:=SUM([.D20:.F20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Biologia Molecular e Bioinformática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21:.F21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Fundamentos de laboratório e biossegurança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table:formula="of:=SUM([.D22:.F22])*27" office:value-type="float" office:value="54" calcext:value-type="float">
            <text:p>54</text:p>
          </table:table-cell>
          <table:covered-table-cell table:number-columns-repeated="3" table:style-name="ce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<text:span text:style-name="T1">Carga horária semanal Núcleos </text:span><text:span text:style-name="T2">Básico</text:span>  e Politécnico</text:p>
          </table:table-cell>
          <table:covered-table-cell table:style-name="ce9"/>
          <table:table-cell table:style-name="ce12" table:formula="of:=SUM([.D15:.D22])" office:value-type="float" office:value="38" calcext:value-type="float">
            <text:p>38</text:p>
          </table:table-cell>
          <table:table-cell table:style-name="ce12" table:formula="of:=SUM([.E15:.E22])" office:value-type="float" office:value="31" calcext:value-type="float">
            <text:p>31</text:p>
          </table:table-cell>
          <table:table-cell table:style-name="ce12" table:formula="of:=SUM([.F15:.F22])" office:value-type="float" office:value="22" calcext:value-type="float">
            <text:p>22</text:p>
          </table:table-cell>
          <table:table-cell table:style-name="ce8" table:formula="of:=SUM([.D23:.F23])*27" office:value-type="float" office:value="2457" calcext:value-type="float">
            <text:p>2457</text:p>
          </table:table-cell>
          <table:table-cell table:style-name="ce8" table:formula="of:=SUM([.H15:.H16])" office:value-type="float" office:value="1026" calcext:value-type="float">
            <text:p>1026</text:p>
          </table:table-cell>
          <table:table-cell table:style-name="ce8" table:formula="of:=SUM([.I15:.I16])" office:value-type="float" office:value="837" calcext:value-type="float">
            <text:p>837</text:p>
          </table:table-cell>
          <table:table-cell table:style-name="ce8" table:formula="of:=SUM([.J15:.J16])" office:value-type="float" office:value="594" calcext:value-type="float">
            <text:p>594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Técnico</text:p>
          </table:table-cell>
          <table:table-cell table:style-name="ce16" office:value-type="string" calcext:value-type="string">
            <text:p>Biotecnologia animal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24:.F24])*27" office:value-type="float" office:value="54" calcext:value-type="float">
            <text:p>54</text:p>
          </table:table-cell>
          <table:table-cell table:style-name="ce2" table:formula="of:=SUM([.D24:.D29])*27" office:value-type="float" office:value="0" calcext:value-type="float" table:number-columns-spanned="1" table:number-rows-spanned="6">
            <text:p>0</text:p>
          </table:table-cell>
          <table:table-cell table:style-name="ce2" table:formula="of:=SUM([.E24:.E29])*27" office:value-type="float" office:value="108" calcext:value-type="float" table:number-columns-spanned="1" table:number-rows-spanned="6">
            <text:p>108</text:p>
          </table:table-cell>
          <table:table-cell table:style-name="ce2" table:formula="of:=SUM([.F24:.F29])*27" office:value-type="float" office:value="432" calcext:value-type="float" table:number-columns-spanned="1" table:number-rows-spanned="6">
            <text:p>432</text:p>
          </table:table-cell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Biotecnologia vegetal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25:.F25])*27" office:value-type="float" office:value="54" calcext:value-type="float">
            <text:p>54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Biotecnologia de alimento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6" table:formula="of:=SUM([.D26:.F26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Biotecnologia de fármacos e biodefensivo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6" table:formula="of:=SUM([.D27:.F27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Biotecnologia humana e saúd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6" table:formula="of:=SUM([.D28:.F28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Produção de bioproduto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6" table:formula="of:=SUM([.D29:.F29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Físico Química e Química Analítica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30:.F30])*27" office:value-type="float" office:value="81" calcext:value-type="float">
            <text:p>81</text:p>
          </table:table-cell>
          <table:table-cell table:style-name="ce16" table:number-columns-repeated="3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<text:span text:style-name="T1">Carga horária semanal Núcleos </text:span><text:span text:style-name="T2">Básico</text:span>, Politécnico e Técnico</text:p>
          </table:table-cell>
          <table:covered-table-cell table:style-name="ce9"/>
          <table:table-cell table:style-name="ce12" table:formula="of:=SUM([.D23:.D30])" office:value-type="float" office:value="38" calcext:value-type="float">
            <text:p>38</text:p>
          </table:table-cell>
          <table:table-cell table:style-name="ce12" table:formula="of:=SUM([.E23:.E30])" office:value-type="float" office:value="38" calcext:value-type="float">
            <text:p>38</text:p>
          </table:table-cell>
          <table:table-cell table:style-name="ce12" table:formula="of:=SUM([.F23:.F30])" office:value-type="float" office:value="38" calcext:value-type="float">
            <text:p>38</text:p>
          </table:table-cell>
          <table:table-cell table:style-name="ce8" table:formula="of:=SUM([.D31:.F31])*27" office:value-type="float" office:value="3078" calcext:value-type="float">
            <text:p>3078</text:p>
          </table:table-cell>
          <table:table-cell table:style-name="ce8" table:formula="of:=SUM([.H23:.H24])" office:value-type="float" office:value="1026" calcext:value-type="float">
            <text:p>1026</text:p>
          </table:table-cell>
          <table:table-cell table:style-name="ce8" table:formula="of:=SUM([.I23:.I24])" office:value-type="float" office:value="945" calcext:value-type="float">
            <text:p>945</text:p>
          </table:table-cell>
          <table:table-cell table:style-name="ce8" table:formula="of:=SUM([.J23:.J24])" office:value-type="float" office:value="1026" calcext:value-type="float">
            <text:p>1026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Estudo orientado e debates</text:p>
          </table:table-cell>
          <table:covered-table-cell/>
          <table:table-cell table:number-columns-repeated="3" office:value-type="float" office:value="4" calcext:value-type="float">
            <text:p>4</text:p>
          </table:table-cell>
          <table:table-cell table:formula="of:=SUM([.D32:.F32])*27"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 table:number-columns-spanned="5" table:number-rows-spanned="1">
            <text:p>Estágio curricular</text:p>
          </table:table-cell>
          <table:covered-table-cell table:number-columns-repeated="4"/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/>
          <table:table-cell table:style-name="ce7" office:value-type="string" calcext:value-type="string" table:number-columns-spanned="5" table:number-rows-spanned="1">
            <text:p>Atividades complementares</text:p>
          </table:table-cell>
          <table:covered-table-cell table:style-name="ce7"/>
          <table:covered-table-cell table:number-columns-repeated="3" table:style-name="ce28"/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Carga horária total</text:p>
          </table:table-cell>
          <table:covered-table-cell table:style-name="ce9"/>
          <table:table-cell table:style-name="ce12" table:formula="of:=[.D31]+[.D32]" office:value-type="float" office:value="42" calcext:value-type="float">
            <text:p>42</text:p>
          </table:table-cell>
          <table:table-cell table:style-name="ce12" table:formula="of:=[.E31]+[.E32]" office:value-type="float" office:value="42" calcext:value-type="float">
            <text:p>42</text:p>
          </table:table-cell>
          <table:table-cell table:style-name="ce12" table:formula="of:=[.F31]+[.F32]" office:value-type="float" office:value="42" calcext:value-type="float">
            <text:p>42</text:p>
          </table:table-cell>
          <table:table-cell table:style-name="ce31" table:formula="of:=[.G31]+[.G32]+[.G33]+[.G34]" office:value-type="float" office:value="3802" calcext:value-type="float">
            <text:p>3802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Número de disciplinas por ano</text:p>
          </table:table-cell>
          <table:covered-table-cell table:style-name="ce24"/>
          <table:table-cell table:style-name="ce29" table:formula="of:=COUNTIFS([.D3:.D14];&quot;&gt;0&quot;)+COUNTIFS([.D16:.D22];&quot;&gt;0&quot;)+COUNTIFS([.D24:.D29];&quot;&gt;0&quot;)" office:value-type="float" office:value="14" calcext:value-type="float">
            <text:p>14</text:p>
          </table:table-cell>
          <table:table-cell table:style-name="ce29" table:formula="of:=COUNTIFS([.E3:.E14];&quot;&gt;0&quot;)+COUNTIFS([.E16:.E22];&quot;&gt;0&quot;)+COUNTIFS([.E24:.E30];&quot;&gt;0&quot;)" office:value-type="float" office:value="15" calcext:value-type="float">
            <text:p>15</text:p>
          </table:table-cell>
          <table:table-cell table:style-name="ce29" table:formula="of:=COUNTIFS([.F3:.F14];&quot;&gt;0&quot;)+COUNTIFS([.F16:.F22];&quot;&gt;0&quot;)+COUNTIFS([.F24:.F29];&quot;&gt;0&quot;)" office:value-type="float" office:value="13" calcext:value-type="float">
            <text:p>13</text:p>
          </table:table-cell>
          <table:table-cell table:style-name="ce24" table:formula="of:=SUM([.D36:.F36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Ementas consolidadas" table:style-name="ta1">
        <table:table-column table:style-name="co3" table:default-cell-style-name="ce34"/>
        <table:table-column table:style-name="co4" table:default-cell-style-name="ce34"/>
        <table:table-column table:style-name="co1" table:number-columns-repeated="1022" table:default-cell-style-name="ce34"/>
        <table:table-row table:style-name="ro1">
          <table:table-cell table:style-name="ce32" office:value-type="string" calcext:value-type="string">
            <text:p>Disciplina</text:p>
          </table:table-cell>
          <table:table-cell table:style-name="ce32" office:value-type="string" calcext:value-type="string">
            <text:p>Ementa</text:p>
          </table:table-cell>
          <table:table-cell table:number-columns-repeated="1022"/>
        </table:table-row>
        <table:table-row table:style-name="ro3">
          <table:table-cell table:style-name="ce33" table:formula="of:=[$PROPOSTA_NOVO_BIOTEC.C3]" office:value-type="string" office:string-value="Artes" calcext:value-type="string">
            <text:p>Artes</text:p>
          </table:table-cell>
          <table:table-cell table:style-name="ce33" office:value-type="string" calcext:value-type="string">
            <text:p>Estudo sobre arte em suas linguagens, códigos e tecnologias específicas e suas influências culturais e educativas na sociedade;</text:p>
            <text:p>Conhecimento da arte como identidade, memória e criação, considerando suas expressões regionais e ressaltando as influências africanas e indígenas;</text:p>
            <text:p>Fundamentos, conceitos, funções, especificidades e características das artes visuais, dança, música, teatro e audiovisual;</text:p>
            <text:p>Abordagens histórico-reflexivas das produções artístico-culturais da humanidade;</text:p>
            <text:p>Projetos de investigação e experimentação artística com técnicas, materiais, estilos e gêneros variados;</text:p>
            <text:p>Apreciação e compreensão de diferentes poéticas em diálogo com as manifestações artísticas regionais nas diversas linguagens;</text:p>
            <text:p>Estudo das matrizes culturais da arte brasileira, em especial as africanas e indígenas, a partir das diversas visões e versões de seus representantes;</text:p>
            <text:p>Relações entre arte e mundo do trabalho;</text:p>
          </table:table-cell>
          <table:table-cell table:number-columns-repeated="1022"/>
        </table:table-row>
        <table:table-row table:style-name="ro4">
          <table:table-cell table:style-name="ce33" table:formula="of:=[$PROPOSTA_NOVO_BIOTEC.C4]" office:value-type="string" office:string-value="Língua estrangeira - Inglês" calcext:value-type="string">
            <text:p>Língua estrangeira - Inglês</text:p>
          </table:table-cell>
          <table:table-cell table:style-name="ce33" office:value-type="string" calcext:value-type="string">
            <text:p>Leitura, compreensão e interpretação de textos orais e escritos, estabelecendo relações entre língua, cultura e sociedade;</text:p>
            <text:p>Estudo de elementos morfossintáticos, semânticos e fonológicos da língua inglesa;</text:p>
            <text:p>Desenvolvimento das habilidades comunicativas com ênfase na leitura;</text:p>
            <text:p>Leitura, compreensão e interpretação de textos escritos, ligados à área de conhecimento do curso;</text:p>
          </table:table-cell>
          <table:table-cell table:number-columns-repeated="1022"/>
        </table:table-row>
        <table:table-row table:style-name="ro5">
          <table:table-cell table:style-name="ce33" table:formula="of:=[$PROPOSTA_NOVO_BIOTEC.C5]" office:value-type="string" office:string-value="Educação física" calcext:value-type="string">
            <text:p>Educação física</text:p>
          </table:table-cell>
          <table:table-cell table:style-name="ce35" office:value-type="string" calcext:value-type="string">
            <text:p>Introdução e ampliação ao estudo, vivência e reflexão crítica dos temas da cultura corporal de movimento, abordados pela Educação Física;</text:p>
            <text:p>Compreensão dos aspectos biológicos, históricos, psicológicos, sociais, filosóficos e culturais, e suas relações com o meio ambiente e a diversidade humana, em uma perspectiva omnilateral;</text:p>
            <text:p>Educação Física e suas relações com o mundo do trabalho, a saúde e o lazer;</text:p>
          </table:table-cell>
          <table:table-cell/>
          <table:table-cell table:style-name="ce41" table:number-columns-repeated="2"/>
          <table:table-cell table:number-columns-repeated="1019"/>
        </table:table-row>
        <table:table-row table:style-name="ro4">
          <table:table-cell table:style-name="ce33" table:formula="of:=[$PROPOSTA_NOVO_BIOTEC.C6]" office:value-type="string" office:string-value="Língua portuguesa, leitura e produção de textos" calcext:value-type="string">
            <text:p>Língua portuguesa, leitura e produção de textos</text:p>
          </table:table-cell>
          <table:table-cell table:style-name="ce35" office:value-type="string" calcext:value-type="string">
            <text:p>Práticas de leitura, compreensão, interpretação e produção de textos de diversos gêneros textuais</text:p>
            <text:p>Análise linguística: integração dos níveis morfossintático e discursivo;</text:p>
            <text:p>Literatura brasileira e seus aspectos estilísticos e culturais em diálogo com a cultura afro-brasileira e indígena;</text:p>
            <text:p>Usos da Língua em diferentes registros e níveis de formalidade;</text:p>
          </table:table-cell>
          <table:table-cell/>
          <table:table-cell table:style-name="ce41" table:number-columns-repeated="2"/>
          <table:table-cell table:number-columns-repeated="1019"/>
        </table:table-row>
        <table:table-row table:style-name="ro6">
          <table:table-cell table:style-name="ce33" table:formula="of:=[$PROPOSTA_NOVO_BIOTEC.C7]" office:value-type="string" office:string-value="Matemática e estatística" calcext:value-type="string">
            <text:p>Matemática e estatística</text:p>
          </table:table-cell>
          <table:table-cell table:style-name="ce35" office:value-type="string" calcext:value-type="string">
            <text:p>Conjuntos;</text:p>
            <text:p>Funções: introdução, afim, quadrática, modular, exponencial e logarítmica;</text:p>
            <text:p>Progressão aritmética;</text:p>
            <text:p>Progressão geométrica;</text:p>
            <text:p>Trigonometria;</text:p>
            <text:p>Funções trigonométricas;</text:p>
            <text:p>Geometria plana e espacial;</text:p>
            <text:p>Sistemas lineares;</text:p>
            <text:p>Matrizes;</text:p>
            <text:p>Determinantes.</text:p>
            <text:p>Geometria analítica; </text:p>
            <text:p>Equações polinomiais; </text:p>
            <text:p>Números complexos; </text:p>
            <text:p>Combinatória; </text:p>
            <text:p><text:span text:style-name="T3">Noções de Estatística e Probabilidade;</text:span></text:p>
            <text:p><text:span text:style-name="T3">Conceitos básicos de Bioestatística, tais como: organização dos dados quantitativos;</text:span></text:p>
            <text:p><text:span text:style-name="T3">Medidas de tendência central e de dispersão; distribuições; formulação de testes de hipóteses; </text:span></text:p>
            <text:p><text:span text:style-name="T3">Médias e correlações;</text:span></text:p>
            <text:p><text:span text:style-name="T3">Matemática financeira;</text:span></text:p>
          </table:table-cell>
          <table:table-cell/>
          <table:table-cell table:style-name="ce41" table:number-columns-repeated="2"/>
          <table:table-cell table:number-columns-repeated="1019"/>
        </table:table-row>
        <table:table-row table:style-name="ro7">
          <table:table-cell table:style-name="ce33" table:formula="of:=[$PROPOSTA_NOVO_BIOTEC.C8]" office:value-type="string" office:string-value="Geografia" calcext:value-type="string">
            <text:p>Geografia</text:p>
          </table:table-cell>
          <table:table-cell table:style-name="ce36" office:value-type="string" calcext:value-type="string">
            <text:p>A contribuição da Geografia para compreensão da realidade/mundo;</text:p>
            <text:p>Formas de representação espacial;</text:p>
            <text:p>A dinâmica da natureza e as interfaces com a formação das paisagens;</text:p>
            <text:p>Apropriação da natureza pelo trabalho e a questão ambiental;</text:p>
            <text:p>Espacialização das relações capitalistas de produção e a sociedade em rede;</text:p>
            <text:p>O processo de urbanização e a questão campo/cidade;</text:p>
            <text:p>Dinâmica demográfica e as relações étnico-culturais mundiais;</text:p>
            <text:p>Regionalização do espaço mundial e as novas modalidades de exclusão;</text:p>
            <text:p>Território, conflitos e geopolítica mundial;</text:p>
            <text:p>Constituição do território brasileiro;</text:p>
            <text:p>Formação das identidades no Brasil; </text:p>
            <text:p>Dinâmica da natureza e a paisagem brasileira;</text:p>
            <text:p>Desenvolvimento industrial e urbanização no Brasil;</text:p>
            <text:p>Ocupação produtiva e a agricultura no Brasil; </text:p>
            <text:p>Dinâmica demográfica e relações étnico-culturais no Brasil;</text:p>
            <text:p>Geografia de Goiás;</text:p>
          </table:table-cell>
          <table:table-cell table:number-columns-repeated="1022"/>
        </table:table-row>
        <table:table-row table:style-name="ro8">
          <table:table-cell table:style-name="ce33" table:formula="of:=[$PROPOSTA_NOVO_BIOTEC.C9]" office:value-type="string" office:string-value="História" calcext:value-type="string">
            <text:p>História</text:p>
          </table:table-cell>
          <table:table-cell table:style-name="ce35" office:value-type="string" calcext:value-type="string">
            <text:p>Estudos históricos em relações entre trabalho, produção, tecnologia, ciência, meio ambiente, questões étnico-culturais, de gênero, memória e as articulações destes elementos no</text:p>
            <text:p>interior de cada formação social, articulando o global e o local, bem como suas implicações nas diversas realidades; </text:p>
            <text:p>Análise de processos de transformações/permanências/ resistências/semelhanças e diferenças nas dimensões políticas, econômicas, sociais e culturais;</text:p>
            <text:p>Sociedades ágrafas, antigas e medievais;</text:p>
            <text:p>Construção do mundo moderno: Europa, Ásia, Áfricas, Américas;</text:p>
            <text:p>Processos revolucionários dos séculos XVIII e XIX; </text:p>
            <text:p>Brasil Império;</text:p>
            <text:p><text:span text:style-name="T3">Construção do </text:span>mundo contemporâneo: do imperialismo à globalização; </text:p>
            <text:p>Brasil República;</text:p>
          </table:table-cell>
          <table:table-cell/>
          <table:table-cell table:style-name="ce41" table:number-columns-repeated="2"/>
          <table:table-cell table:number-columns-repeated="1019"/>
        </table:table-row>
        <table:table-row table:style-name="ro9">
          <table:table-cell table:style-name="ce33" table:formula="of:=[$PROPOSTA_NOVO_BIOTEC.C10]" office:value-type="string" office:string-value="Física" calcext:value-type="string">
            <text:p>Física</text:p>
          </table:table-cell>
          <table:table-cell table:style-name="ce35" office:value-type="string" calcext:value-type="string">
            <text:p>Movimentos: variações e conservações;</text:p>
            <text:p>Calor, ambiente e uso de energia;</text:p>
            <text:p>Som, imagem e informação;</text:p>
            <text:p>Equipamentos elétricos e telecomunicações;</text:p>
            <text:p>Matéria e radiação;</text:p>
            <text:p/>
            <text:p/>
          </table:table-cell>
          <table:table-cell/>
          <table:table-cell table:style-name="ce41" table:number-columns-repeated="2"/>
          <table:table-cell table:number-columns-repeated="1019"/>
        </table:table-row>
        <table:table-row table:style-name="ro7">
          <table:table-cell table:style-name="ce33" table:formula="of:=[$PROPOSTA_NOVO_BIOTEC.C11]" office:value-type="string" office:string-value="Química" calcext:value-type="string">
            <text:p>Química</text:p>
          </table:table-cell>
          <table:table-cell table:style-name="ce37" office:value-type="string" calcext:value-type="string">
            <text:p><text:span text:style-name="T4">Matéria, energia, transformações, substâncias;</text:span></text:p>
            <text:p><text:span text:style-name="T4">Leis ponderais;</text:span></text:p>
            <text:p><text:span text:style-name="T4">Modelos e estrutura atômica;</text:span></text:p>
            <text:p><text:span text:style-name="T4">Tabela periódica;</text:span></text:p>
            <text:p><text:span text:style-name="T4">Ligações e interações Químicas;</text:span></text:p>
            <text:p><text:span text:style-name="T4">Funções inorgânicas;</text:span></text:p>
            <text:p><text:span text:style-name="T4">Reações Químicas;</text:span></text:p>
            <text:p><text:span text:style-name="T4">Soluções e propriedades coligativas;</text:span></text:p>
            <text:p><text:span text:style-name="T4">Eletroquímica;</text:span></text:p>
            <text:p><text:span text:style-name="T4">Termoquímica;</text:span></text:p>
            <text:p><text:span text:style-name="T4">Cinética Química;</text:span></text:p>
            <text:p><text:span text:style-name="T5">Estequiometria;</text:span></text:p>
            <text:p><text:span text:style-name="T4">Noções de radioatividade;</text:span></text:p>
            <text:p><text:span text:style-name="T4">Introdução à química orgânica;</text:span></text:p>
            <text:p><text:span text:style-name="T4">Funções orgânicas: hidrocarbonetos, oxigenadas e nitrogenadas, e suas principais reações; </text:span></text:p>
            <text:p><text:span text:style-name="T4">Isomeria;</text:span></text:p>
          </table:table-cell>
          <table:table-cell table:number-columns-repeated="1022"/>
        </table:table-row>
        <table:table-row table:style-name="ro10">
          <table:table-cell table:style-name="ce33" table:formula="of:=[$PROPOSTA_NOVO_BIOTEC.C12]" office:value-type="string" office:string-value="Biologia" calcext:value-type="string">
            <text:p>Biologia</text:p>
          </table:table-cell>
          <table:table-cell table:style-name="ce38" office:value-type="string" calcext:value-type="string">
            <text:p><text:span text:style-name="T6">Seres vivos: Classificação, organização e importância econômica e ambiental;</text:span></text:p>
            <text:p>Ciclos Biogeoquímicos; </text:p>
            <text:p><text:span text:style-name="T7">Célula: teoria, padrões e componentes; </text:span></text:p>
            <text:p><text:span text:style-name="T7">Divisão celular;</text:span></text:p>
            <text:p><text:span text:style-name="T7">Morfologia e fisiologia humana;</text:span></text:p>
            <text:p><text:span text:style-name="T6">Origem da vida; </text:span></text:p>
            <text:p><text:span text:style-name="T6">Teorias e mecanismos evolutivos;</text:span></text:p>
            <text:p><text:span text:style-name="T8">Ecologia: Conceitos básicos, ecologia de população, comunidades e ecossistemas; </text:span></text:p>
            <text:p><text:span text:style-name="T8">Poluição e sustentabilidade;</text:span></text:p>
            <text:p/>
          </table:table-cell>
          <table:table-cell table:number-columns-repeated="1022"/>
        </table:table-row>
        <table:table-row table:style-name="ro10">
          <table:table-cell table:style-name="ce33" table:formula="of:=[$PROPOSTA_NOVO_BIOTEC.C13]" office:value-type="string" office:string-value="Filosofia" calcext:value-type="string">
            <text:p>Filosofia</text:p>
          </table:table-cell>
          <table:table-cell table:style-name="ce33" office:value-type="string" calcext:value-type="string">
            <text:p>Introdução à filosofia e ao filosofar;</text:p>
            <text:p>Elementos conceituais da teoria do conhecimento, da ontologia e das estruturas do pensamento e da linguagem;</text:p>
            <text:p>Fundamentos, concepções e relações da ética e da política; </text:p>
            <text:p>Valores, direitos humanos, liberdade e virtude;</text:p>
            <text:p>Estado, poder, soberania, ideologia e formas de governo;</text:p>
            <text:p>Fundamentos conceituais da ciência, da subjetividade e da estética;</text:p>
            <text:p>O significado e as implicações dos processos científicos e da técnica; </text:p>
            <text:p>A crise da razão;</text:p>
            <text:p>A constituição;</text:p>
            <text:p/>
          </table:table-cell>
          <table:table-cell table:number-columns-repeated="1022"/>
        </table:table-row>
        <table:table-row table:style-name="ro7">
          <table:table-cell table:style-name="ce33" table:formula="of:=[$PROPOSTA_NOVO_BIOTEC.C14]" office:value-type="string" office:string-value="Sociologia" calcext:value-type="string">
            <text:p>Sociologia</text:p>
          </table:table-cell>
          <table:table-cell table:style-name="ce33" office:value-type="string" calcext:value-type="string">
            <text:p>A Sociologia como ciência e sua origem; </text:p>
            <text:p>Indivíduo e sociedade; </text:p>
            <text:p>Instituições sociais; </text:p>
            <text:p>Correntes clássicas do pensamento sociológico; </text:p>
            <text:p>Modernidade e capitalismo;</text:p>
            <text:p>Cultura, etnocentrismo, relativismo cultural e diversidade: relações étnico-raciais, gênero, geração, sexualidade;</text:p>
            <text:p>Educação e sociedade; </text:p>
            <text:p>Desigualdades sociais; </text:p>
            <text:p>Trabalho e organização produtiva; </text:p>
            <text:p><text:span text:style-name="T3">Globalização e Mundialização do do capital; </text:span></text:p>
            <text:p><text:span text:style-name="T3">Indústria cultural e consumo;</text:span></text:p>
            <text:p>Estado, ideologia e regimes políticos; </text:p>
            <text:p>Sistemas de governo; </text:p>
            <text:p>Movimentos sociais;</text:p>
            <text:p>Cidadania e participação social;</text:p>
            <text:p>Política;</text:p>
          </table:table-cell>
          <table:table-cell table:number-columns-repeated="1022"/>
        </table:table-row>
        <table:table-row table:style-name="ro11">
          <table:table-cell table:style-name="ce33" table:formula="of:=[$PROPOSTA_NOVO_BIOTEC.C16]" office:value-type="string" office:string-value="Inovação e Tecnlogia da Informação" calcext:value-type="string">
            <text:p>Inovação e Tecnlogia da Informação</text:p>
          </table:table-cell>
          <table:table-cell table:style-name="ce50" office:value-type="string" office:string-value="Uso da Internet e Noções de segurança da informação;&#10;Produção de textos usando software;&#10;Produção de planilha usando software;&#10;Produção de apresentações usando software;&#10;Elaboração de projetos de pesquisa; &#10;Estrutura do trabalho científico;&#10;Propriedade intelectual: conceitos e modalidades;&#10;Gestão da Propriedade Intelectual;&#10;Gestão da inovação e transferência de tecnologia;&#10;Prospecção tecnológica;&#10;Noções de empreendedorismo;" calcext:value-type="string">
            <text:p>Uso da Internet e Noções de segurança da informação;</text:p>
            <text:p>Produção de textos usando software;</text:p>
            <text:p>Produção de planilha usando software;</text:p>
            <text:p>Produção de apresentações usando software;</text:p>
            <text:p>Elaboração de projetos de pesquisa; </text:p>
            <text:p>Estrutura do trabalho científico;</text:p>
            <text:p>Propriedade intelectual: conceitos e modalidades;</text:p>
            <text:p>Gestão da Propriedade Intelectual;</text:p>
            <text:p>Gestão da inovação e transferência de tecnologia;</text:p>
            <text:p>Prospecção tecnológica;</text:p>
            <text:p>Noções de empreendedorismo;</text:p>
          </table:table-cell>
          <table:table-cell table:number-columns-repeated="1022"/>
        </table:table-row>
        <table:table-row table:style-name="ro12">
          <table:table-cell table:style-name="ce33" table:formula="of:=[$PROPOSTA_NOVO_BIOTEC.C17]" office:value-type="string" office:string-value="Língua opcional – Espanhol ou LIBRAS" calcext:value-type="string">
            <text:p>Língua opcional – Espanhol ou LIBRAS</text:p>
          </table:table-cell>
          <table:table-cell table:style-name="ce33" office:value-type="string" calcext:value-type="string">
            <text:p>Estruturas básicas da Língua Espanhola em uma abordagem contrastiva com a Língua Portuguesa em seus aspectos lexicais, sintáticos, semânticos, pragmáticos, discursivos e interculturais; </text:p>
            <text:p>Habilidades comunicativas de recepção e produção em vários gêneros textuais a partir das especificidades de cada curso;</text:p>
            <text:p>Aspectos histórico-culturais do surdo. Noções básicas da gramática da Língua Brasileira de Sinais (LIBRAS);</text:p>
            <text:p>Vocabulário básico da LIBRAS;</text:p>
            <text:p>Práticas de conversação em LIBRAS;</text:p>
          </table:table-cell>
          <table:table-cell table:number-columns-repeated="1022"/>
        </table:table-row>
        <table:table-row table:style-name="ro13">
          <table:table-cell table:style-name="ce33" table:formula="of:=[$PROPOSTA_NOVO_BIOTEC.C18]" office:value-type="string" office:string-value="Fermentação" calcext:value-type="string">
            <text:p>Fermentação</text:p>
          </table:table-cell>
          <table:table-cell table:style-name="ce33" office:value-type="string" calcext:value-type="string">
            <text:p>Fermentação industriais;</text:p>
            <text:p>Conceituação de processo fermentativo; </text:p>
            <text:p>Microrganismos para utilização industrial; </text:p>
            <text:p>Matérias primas e meios de fermentação para utilização industrial; </text:p>
            <text:p>Principais etapas de um processo fermentativo; </text:p>
            <text:p>Classificação dos processos fermentativos quanto ao desenvolvimento do agente, regime de condução do processo e necessidade de oxigênio;</text:p>
            <text:p><text:span text:style-name="T3">Produtos do metabolismo microbiano de interesse na indústria farmacêutica, de alimentos e afins; </text:span></text:p>
            <text:p><text:span text:style-name="T3">Enzimologia industrial; </text:span></text:p>
            <text:p>Cinética de crescimento microbiano;</text:p>
            <text:p>Esterilização de equipamentos, meios e ar;</text:p>
            <text:p>Biorreatores;</text:p>
            <text:p>Bioprocessos.;</text:p>
          </table:table-cell>
          <table:table-cell table:number-columns-repeated="1022"/>
        </table:table-row>
        <table:table-row table:style-name="ro12">
          <table:table-cell table:style-name="ce33" table:formula="of:=[$PROPOSTA_NOVO_BIOTEC.C19]" office:value-type="string" office:string-value="Bioquímica" calcext:value-type="string">
            <text:p>Bioquímica</text:p>
          </table:table-cell>
          <table:table-cell table:style-name="ce33" office:value-type="string" calcext:value-type="string">
            <text:p>Introdução à Bioquímica; </text:p>
            <text:p>Biomoléculas e nutrientes;</text:p>
            <text:p>Reações de biossíntese e degradação;</text:p>
            <text:p>Metabolismo e aplicações de carboidratos, lipídios e proteínas;</text:p>
            <text:p>Seminários de bioquímica;</text:p>
          </table:table-cell>
          <table:table-cell table:number-columns-repeated="1022"/>
        </table:table-row>
        <table:table-row table:style-name="ro12">
          <table:table-cell table:style-name="ce33" table:formula="of:=[$PROPOSTA_NOVO_BIOTEC.C20]" office:value-type="string" office:string-value="Microbiologia" calcext:value-type="string">
            <text:p>Microbiologia</text:p>
          </table:table-cell>
          <table:table-cell table:style-name="ce33" office:value-type="string" calcext:value-type="string">
            <text:p>Introdução e histórico da microbiologia; </text:p>
            <text:p>Microrganismos: classificação, citologia, morfologia, metabolismo, crescimento, controle do crescimento, genética e técnicas microbiológicas;</text:p>
            <text:p>Microbiologia industrial; </text:p>
            <text:p>Principais microrganismos e bioprodutos industriais: produção, melhoramento e características gerais;</text:p>
            <text:p/>
          </table:table-cell>
          <table:table-cell table:number-columns-repeated="1022"/>
        </table:table-row>
        <table:table-row table:style-name="ro14">
          <table:table-cell table:style-name="ce33" table:formula="of:=[$PROPOSTA_NOVO_BIOTEC.C21]" office:value-type="string" office:string-value="Biologia Molecular e Bioinformática" calcext:value-type="string">
            <text:p>Biologia Molecular e Bioinformática</text:p>
          </table:table-cell>
          <table:table-cell table:style-name="ce39" office:value-type="string" calcext:value-type="string">
            <text:p><text:span text:style-name="T9">Dogma central da Biologia Molecular e o fluxo da informação genética;</text:span></text:p>
            <text:p>Estrutura, propriedades e características de ácidos nucléicos (DNA e RNA);</text:p>
            <text:p><text:span text:style-name="T9">Código genético; </text:span></text:p>
            <text:p><text:span text:style-name="T9">Replicação e transcrição e tradução em procariotos e eucariotos;</text:span></text:p>
            <text:p>Mecanismo de processamento do mRNA eucariótico; </text:p>
            <text:p>Histonas e empacotamento do DNA eucariótico; </text:p>
            <text:p>Biossíntese de proteínas; </text:p>
            <text:p><text:span text:style-name="T9">Amplificação gênica in vivo e in vitro; </text:span></text:p>
            <text:p><text:span text:style-name="T9">Reparo e mutagênese;</text:span></text:p>
            <text:p>Técnicas básicas de manipulação genética;</text:p>
            <text:p>Genômica;</text:p>
            <text:p>Transcritômica;</text:p>
            <text:p>Metabolômica;</text:p>
            <text:p>Bioinformática básica;</text:p>
          </table:table-cell>
          <table:table-cell table:number-columns-repeated="1022"/>
        </table:table-row>
        <table:table-row table:style-name="ro10">
          <table:table-cell table:style-name="ce33" table:formula="of:=[$PROPOSTA_NOVO_BIOTEC.C22]" office:value-type="string" office:string-value="Fundamentos de laboratório e biossegurança" calcext:value-type="string">
            <text:p>Fundamentos de laboratório e biossegurança</text:p>
          </table:table-cell>
          <table:table-cell table:style-name="ce33" office:value-type="string" calcext:value-type="string">
            <text:p>Princípios e teorias da bioética;</text:p>
            <text:p>Exercício profissional em biotecnologia; </text:p>
            <text:p>O papel e os limites das ciências e do cientista; </text:p>
            <text:p>Relações emergentes e persistentes da sociedade; </text:p>
            <text:p>Bioética e a saúde pública, eutanásia e distanásia, segurança alimentar; transgênicos; </text:p>
            <text:p>Especismo; </text:p>
            <text:p>Tecnologias de ponta, bioterrorismo; </text:p>
            <text:p>Aborto; </text:p>
            <text:p>Patentes; </text:p>
            <text:p>Direitos humanos;</text:p>
          </table:table-cell>
          <table:table-cell table:number-columns-repeated="1022"/>
        </table:table-row>
        <table:table-row table:style-name="ro9">
          <table:table-cell table:style-name="ce33" table:formula="of:=[$PROPOSTA_NOVO_BIOTEC.C24]" office:value-type="string" office:string-value="Biotecnologia animal" calcext:value-type="string">
            <text:p>Biotecnologia animal</text:p>
          </table:table-cell>
          <table:table-cell table:style-name="ce37" office:value-type="string" calcext:value-type="string">
            <text:p><text:span text:style-name="T10">Zoologia: classificação, organização e fisiologia;</text:span></text:p>
            <text:p>Fundamentos de regulação homestática, nutrição, digestão, metabolismo, o smorregulação e excreção, ventilação e circulação, músculo e movimento, regulação neuroendócrina, reprodução, Coordenação e interação dos organismos animais, evolução e filogênese do sistema nervoso; </text:p>
            <text:p>Sistema sensorial e motor de invertebrados e vertebrados; </text:p>
            <text:p>Técnicas de controle de pragas "in vivo e in vitro";</text:p>
            <text:p>Biotecnologia Animal no Brasil e no mundo; </text:p>
            <text:p>Situação atual e perspectivas.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5">
          <table:table-cell table:style-name="ce33" table:formula="of:=[$PROPOSTA_NOVO_BIOTEC.C25]" office:value-type="string" office:string-value="Biotecnologia vegetal" calcext:value-type="string">
            <text:p>Biotecnologia vegetal</text:p>
          </table:table-cell>
          <table:table-cell table:style-name="ce39" office:value-type="string" calcext:value-type="string">
            <text:p><text:span text:style-name="T11">Botânica: Classificação, Organização e Fisiologia; </text:span></text:p>
            <text:p><text:span text:style-name="T11">Anatomia dos órgãos vegetativos e reprodutivos;</text:span></text:p>
            <text:p><text:span text:style-name="T11">Estruturas, primária e secundária, das raízes e dos caules; </text:span></text:p>
            <text:p><text:span text:style-name="T11">Estrutura básica e desenvolvimento da folha; </text:span></text:p>
            <text:p><text:span text:style-name="T11">Variações estruturais da folha relacionadas com o hábitat;</text:span></text:p>
            <text:p><text:span text:style-name="T11">Respiração; </text:span></text:p>
            <text:p><text:span text:style-name="T11">Fotossíntese;</text:span></text:p>
            <text:p><text:span text:style-name="T12">O fluxo de energia nas plantas; </text:span></text:p>
            <text:p><text:span text:style-name="T12">Protistas fotossintetizantes, briófitas, plantas vasculares sem sementes, gimnospermas e divisão anthophyta: tecidos simples e complexos;</text:span><text:span text:style-name="T11"> </text:span></text:p>
            <text:p><text:span text:style-name="T11">Hormônios Vegetais; </text:span></text:p>
            <text:p><text:span text:style-name="T11">Fatores externos e crescimento vegetal; </text:span></text:p>
            <text:p><text:span text:style-name="T11">Nutricão vegetal e solos; </text:span></text:p>
            <text:p><text:span text:style-name="T11">O movimento da água e solutos nas plantas; </text:span></text:p>
          </table:table-cell>
          <table:table-cell table:number-columns-repeated="1022"/>
        </table:table-row>
        <table:table-row table:style-name="ro3">
          <table:table-cell table:style-name="ce33" table:formula="of:=[$PROPOSTA_NOVO_BIOTEC.C26]" office:value-type="string" office:string-value="Biotecnologia de alimentos" calcext:value-type="string">
            <text:p>Biotecnologia de alimentos</text:p>
          </table:table-cell>
          <table:table-cell table:style-name="ce33" office:value-type="string" calcext:value-type="string">
            <text:p>Introdução aos princípios e processos tecnológicos envolvidos no processamento de alimentos;</text:p>
            <text:p>Estudos das modificações bioquímicas dos alimentos durante o desenvolvimento, armazenamento e processamento;</text:p>
            <text:p>Fundamentos da produção biotecnológica para o desenvolvimento de produtos e processos alimentícios (carnes, laticínios, cereais vegetais, ovo, pães, aditivos e derivados);</text:p>
            <text:p>Boas práticas de manufatura;</text:p>
            <text:p>Análise de risco e pontos críticos de controle;</text:p>
            <text:p>Conservação de alimentos;</text:p>
            <text:p>Embalagens;</text:p>
            <text:p>Bioquímica e bromatologia de alimentos;</text:p>
          </table:table-cell>
          <table:table-cell table:number-columns-repeated="1022"/>
        </table:table-row>
        <table:table-row table:style-name="ro4">
          <table:table-cell table:style-name="ce33" table:formula="of:=[$PROPOSTA_NOVO_BIOTEC.C27]" office:value-type="string" office:string-value="Biotecnologia de fármacos e biodefensivos" calcext:value-type="string">
            <text:p>Biotecnologia de fármacos e biodefensivos</text:p>
          </table:table-cell>
          <table:table-cell table:style-name="ce33" office:value-type="string" calcext:value-type="string">
            <text:p>Pesquisa e Produção de biofármacos e biodefensivos em escala laboratorial e industrial;</text:p>
            <text:p>Vacinas, antibióticos, antifúngicos, fatores sanguíneos, hormônios, interferons, interleucinas,</text:p>
            <text:p>anticorpos monoclonais, enzimas; </text:p>
            <text:p>Fármacos de origem natural;</text:p>
          </table:table-cell>
          <table:table-cell table:number-columns-repeated="1022"/>
        </table:table-row>
        <table:table-row table:style-name="ro16">
          <table:table-cell table:style-name="ce33" table:formula="of:=[$PROPOSTA_NOVO_BIOTEC.C28]" office:value-type="string" office:string-value="Biotecnologia humana e saúde" calcext:value-type="string">
            <text:p>Biotecnologia humana e saúde</text:p>
          </table:table-cell>
          <table:table-cell table:style-name="ce33" office:value-type="string" calcext:value-type="string">
            <text:p>Introdução à Genética;</text:p>
            <text:p>Probabilidade e teste de proporções genéticas; </text:p>
            <text:p>Mendelismo: os princípios básicos da herança; </text:p>
            <text:p>Extensões do mendelismo; </text:p>
            <text:p>Genes ligados ao sexo em seres humanos;</text:p>
            <text:p>Genética quantitativa: modelos para cor da pele humana e discussão das questões étnico-raciais à luz da genética moderna;</text:p>
            <text:p>Variação no número e estrutura dos cromossomos;</text:p>
            <text:p>Relação dos parasitos e seus efeitos no sistema imune do hospedeiro; </text:p>
            <text:p>Identificação dos parasitos que acometem o homem e alguns os animais domésticos: protozoologia, helmintologia, entomologia e acarologia, as formas de transmissão e diagnósticos laboratoriais; </text:p>
            <text:p>Epidemiologia e profilaxia; </text:p>
            <text:p>Estudo dos mecanismos da resposta imune inata e adaptativa; </text:p>
            <text:p>Reconhecimento de antígenos; </text:p>
            <text:p>Maturação, ativação e regulação dos linfócitos;</text:p>
            <text:p>Mecanismos efetores envolvidos na resposta imune;</text:p>
            <text:p>Processos patológicos decorrentes de alterações nos mecanismos normais de resposta imunológica;</text:p>
          </table:table-cell>
          <table:table-cell table:number-columns-repeated="1022"/>
        </table:table-row>
        <table:table-row table:style-name="ro10">
          <table:table-cell table:style-name="ce33" table:formula="of:=[$PROPOSTA_NOVO_BIOTEC.C29]" office:value-type="string" office:string-value="Produção de bioprodutos" calcext:value-type="string">
            <text:p>Produção de bioprodutos</text:p>
          </table:table-cell>
          <table:table-cell table:style-name="ce33" office:value-type="string" calcext:value-type="string">
            <text:p>Técnicas e metodologias de extração e purificação: extração líquido-líquido, extração em fase sólida, extração com fluido supercrítico e extração com membranas sólidas (diálise e ultrafiltração) ou líquidas, infusão, decocção, percolação, teoria do soxhlet, arraste por vapor d’água, turbólize, maceração e variáveis, ultrassom, agitação mecânica, cristalização, centrifugação, adsorção, dissolução, filtração, concentração, liofilização; </text:p>
            <text:p>Técnicas e metodologias de separação: cromatografia, eletroforese: tipos, definições carcaterísticas gerais, procedimentos, exemplos. </text:p>
            <text:p>Técnicas e metodologias de identificação de compostos orgânicos: ressonância magnética nuclear, espectroscopia no infravermelho, ultra-violeta e visível e espectrometria de massas; </text:p>
            <text:p>Aulas práticas de extração, separação e identificação e substâncias;</text:p>
            <text:p>Introdução ao controle de qualidade; </text:p>
            <text:p>Ferramentas de qualidade; </text:p>
            <text:p>Sistemas e gestão da qualidade;</text:p>
            <text:p>Noções de bioeconomia;</text:p>
          </table:table-cell>
          <table:table-cell table:number-columns-repeated="1022"/>
        </table:table-row>
        <table:table-row table:style-name="ro17">
          <table:table-cell table:style-name="ce33" table:formula="of:=[$PROPOSTA_NOVO_BIOTEC.C30]" office:value-type="string" office:string-value="Físico Química e Química Analítica" calcext:value-type="string">
            <text:p>Físico Química e Química Analítica</text:p>
          </table:table-cell>
          <table:table-cell office:value-type="string" calcext:value-type="string">
            <text:p>Introdução à Química Analítica;</text:p>
            <text:p><text:span text:style-name="T3">Revisão de cálculos estequiométricos e cálculo de concentração;</text:span> </text:p>
            <text:p><text:span text:style-name="T3"> Amostragem; </text:span></text:p>
            <text:p><text:span text:style-name="T3">Medição em química analítica.</text:span></text:p>
            <text:p>;Marcha geral de análise, seletividade e especificidade, sensibilidade ou limite de detecção; </text:p>
            <text:p>Equilíbrio em meio homogêneo (Ácido - Base): teoria ácido- base (segundo Arhenius, Brönsted e Lewis), constante de equilíbrio, mapa ácido-base relativo ao meio aquoso, efeito nivelador, especiação no sistema ácido - base como função pH x pKa, previsão das reações com transferência de prótons; </text:p>
            <text:p>Cálculo de pH3O+ de soluções; </text:p>
            <text:p>Análise sistemática x análise assistemática: importância da análise quantitativa;</text:p>
            <text:p>Equilíbrio em sistema heterogêneo; </text:p>
            <text:p>Reações de complexação; </text:p>
            <text:p>Reações redox; </text:p>
            <text:p>Método gráfico para determinação e especiação das espécies químicas estudadas;</text:p>
            <text:p>Análise sistemática x análise assistemática: análise de cátions; </text:p>
            <text:p>Métodos quantitativos; </text:p>
            <text:p>Material volumétrico e balança analítica;</text:p>
            <text:p>Introdução à análise volumétrica; </text:p>
            <text:p>Volumetria de neutralização; </text:p>
            <text:p>Análise gravimétrica;</text:p>
            <text:p>Volumetria de oxidação-redução;</text:p>
            <text:p>Volumetria de precipitação;</text:p>
            <text:p>Volumetria de complexação;</text:p>
            <text:p>Potenciometria;</text:p>
            <text:p>Absorção atômica;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stões" table:style-name="ta1">
        <table:table-column table:style-name="co5" table:default-cell-style-name="Default"/>
        <table:table-row table:style-name="ro1">
          <table:table-cell office:value-type="string" calcext:value-type="string">
            <text:p>Questões</text:p>
          </table:table-cell>
        </table:table-row>
        <table:table-row table:style-name="ro1">
          <table:table-cell office:value-type="string" calcext:value-type="string">
            <text:p>Química analítica pode ter a ementa distribuída em alguma disciplina proposta?</text:p>
          </table:table-cell>
        </table:table-row>
        <table:table-row table:style-name="ro1">
          <table:table-cell office:value-type="string" calcext:value-type="string">
            <text:p>Química e física falam sobre radioatividade;</text:p>
          </table:table-cell>
        </table:table-row>
        <table:table-row table:style-name="ro1">
          <table:table-cell office:value-type="string" calcext:value-type="string">
            <text:p>Sobreposições entre Filosofia e Sociologia;</text:p>
          </table:table-cell>
        </table:table-row>
        <table:table-row table:style-name="ro1">
          <table:table-cell office:value-type="string" calcext:value-type="string">
            <text:p>Biotecnologia humana e saúde: juntou Imuno, parasito e genética; Poderia ser?</text:p>
          </table:table-cell>
        </table:table-row>
        <table:table-row table:style-name="ro1">
          <table:table-cell office:value-type="string" calcext:value-type="string">
            <text:p>Produção de bioprodutos; juntou Controle de Qualidade e Métodos de extração, separação de purificação de bioprodutos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/00/0000</text:date>, <text:time style:data-style-name="N2" text:time-value="16:45:50.665458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20:22:14.420636560</meta:creation-date>
    <dc:date>2019-05-04T16:58:31.652622974</dc:date>
    <meta:editing-duration>PT4H39M4S</meta:editing-duration>
    <meta:editing-cycles>45</meta:editing-cycles>
    <meta:generator>LibreOffice/6.1.5.2$Linux_X86_64 LibreOffice_project/10$Build-2</meta:generator>
    <meta:document-statistic meta:table-count="3" meta:cell-count="255" meta:object-count="0"/>
  </office:meta>
</office:document-meta>
</file>